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3.938cm" svg:height="9.604cm" svg:x="24.476cm" svg:y="3.041cm">
            <draw:object draw:notify-on-update-of-ranges="Tabelle1.H3:Tabelle1.H3 Tabelle1.H4:Tabelle1.H33 Tabelle1.I3:Tabelle1.I3 Tabelle1.I4:Tabelle1.I33 Tabelle1.G3:Tabelle1.G3 Tabelle1.G4:Tabelle1.G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 (km/h)</text:p>
          </table:table-cell>
          <table:table-cell office:value-type="string" calcext:value-type="string">
            <text:p>CD A (m2)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S (%)</text:p>
          </table:table-cell>
          <table:table-cell office:value-type="string" calcext:value-type="string">
            <text:p>Total mass (kg)</text:p>
          </table:table-cell>
          <table:table-cell office:value-type="string" calcext:value-type="string">
            <text:p>P A</text:p>
          </table:table-cell>
          <table:table-cell office:value-type="string" calcext:value-type="string">
            <text:p>P R</text:p>
          </table:table-cell>
          <table:table-cell office:value-type="string" calcext:value-type="string">
            <text:p>P S</text:p>
          </table:table-cell>
          <table:table-cell office:value-type="string" calcext:value-type="string">
            <text:p>P 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4]/3.6)^3*0.5*1.2*[.C4]" office:value-type="float" office:value="0.00771604938271605" calcext:value-type="float">
            <text:p>0.0077160494</text:p>
          </table:table-cell>
          <table:table-cell table:formula="of:=[.B4]/3.6*[.F4]*9.80665*[.D4]" office:value-type="float" office:value="2.02670766666667" calcext:value-type="float">
            <text:p>2.0267076667</text:p>
          </table:table-cell>
          <table:table-cell table:formula="of:=[.B4]/3.6*[.F4]*9.80665*[.E4]/100" office:value-type="float" office:value="2.53338458333333" calcext:value-type="float">
            <text:p>2.5333845833</text:p>
          </table:table-cell>
          <table:table-cell table:formula="of:=[.G4]+[.H4]+[.I4]" office:value-type="float" office:value="4.56780829938272" calcext:value-type="float">
            <text:p>4.5678082994</text:p>
          </table:table-cell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5]/3.6)^3*0.5*1.2*[.C5]" office:value-type="float" office:value="0.0617283950617284" calcext:value-type="float">
            <text:p>0.0617283951</text:p>
          </table:table-cell>
          <table:table-cell table:formula="of:=[.B5]/3.6*[.F5]*9.80665*[.D5]" office:value-type="float" office:value="4.05341533333333" calcext:value-type="float">
            <text:p>4.0534153333</text:p>
          </table:table-cell>
          <table:table-cell table:formula="of:=[.B5]/3.6*[.F5]*9.80665*[.E5]/100" office:value-type="float" office:value="5.06676916666667" calcext:value-type="float">
            <text:p>5.0667691667</text:p>
          </table:table-cell>
          <table:table-cell table:formula="of:=[.G5]+[.H5]+[.I5]" office:value-type="float" office:value="9.18191289506173" calcext:value-type="float">
            <text:p>9.1819128951</text:p>
          </table:table-cell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6]/3.6)^3*0.5*1.2*[.C6]" office:value-type="float" office:value="0.208333333333333" calcext:value-type="float">
            <text:p>0.2083333333</text:p>
          </table:table-cell>
          <table:table-cell table:formula="of:=[.B6]/3.6*[.F6]*9.80665*[.D6]" office:value-type="float" office:value="6.080123" calcext:value-type="float">
            <text:p>6.080123</text:p>
          </table:table-cell>
          <table:table-cell table:formula="of:=[.B6]/3.6*[.F6]*9.80665*[.E6]/100" office:value-type="float" office:value="7.60015375" calcext:value-type="float">
            <text:p>7.60015375</text:p>
          </table:table-cell>
          <table:table-cell table:formula="of:=[.G6]+[.H6]+[.I6]" office:value-type="float" office:value="13.8886100833333" calcext:value-type="float">
            <text:p>13.8886100833</text:p>
          </table:table-cell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7]/3.6)^3*0.5*1.2*[.C7]" office:value-type="float" office:value="0.493827160493827" calcext:value-type="float">
            <text:p>0.4938271605</text:p>
          </table:table-cell>
          <table:table-cell table:formula="of:=[.B7]/3.6*[.F7]*9.80665*[.D7]" office:value-type="float" office:value="8.10683066666667" calcext:value-type="float">
            <text:p>8.1068306667</text:p>
          </table:table-cell>
          <table:table-cell table:formula="of:=[.B7]/3.6*[.F7]*9.80665*[.E7]/100" office:value-type="float" office:value="10.1335383333333" calcext:value-type="float">
            <text:p>10.1335383333</text:p>
          </table:table-cell>
          <table:table-cell table:formula="of:=[.G7]+[.H7]+[.I7]" office:value-type="float" office:value="18.7341961604938" calcext:value-type="float">
            <text:p>18.7341961605</text:p>
          </table:table-cell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8]/3.6)^3*0.5*1.2*[.C8]" office:value-type="float" office:value="0.964506172839506" calcext:value-type="float">
            <text:p>0.9645061728</text:p>
          </table:table-cell>
          <table:table-cell table:formula="of:=[.B8]/3.6*[.F8]*9.80665*[.D8]" office:value-type="float" office:value="10.1335383333333" calcext:value-type="float">
            <text:p>10.1335383333</text:p>
          </table:table-cell>
          <table:table-cell table:formula="of:=[.B8]/3.6*[.F8]*9.80665*[.E8]/100" office:value-type="float" office:value="12.6669229166667" calcext:value-type="float">
            <text:p>12.6669229167</text:p>
          </table:table-cell>
          <table:table-cell table:formula="of:=[.G8]+[.H8]+[.I8]" office:value-type="float" office:value="23.7649674228395" calcext:value-type="float">
            <text:p>23.7649674228</text:p>
          </table:table-cell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9]/3.6)^3*0.5*1.2*[.C9]" office:value-type="float" office:value="1.66666666666667" calcext:value-type="float">
            <text:p>1.6666666667</text:p>
          </table:table-cell>
          <table:table-cell table:formula="of:=[.B9]/3.6*[.F9]*9.80665*[.D9]" office:value-type="float" office:value="12.160246" calcext:value-type="float">
            <text:p>12.160246</text:p>
          </table:table-cell>
          <table:table-cell table:formula="of:=[.B9]/3.6*[.F9]*9.80665*[.E9]/100" office:value-type="float" office:value="15.2003075" calcext:value-type="float">
            <text:p>15.2003075</text:p>
          </table:table-cell>
          <table:table-cell table:formula="of:=[.G9]+[.H9]+[.I9]" office:value-type="float" office:value="29.0272201666667" calcext:value-type="float">
            <text:p>29.0272201667</text:p>
          </table:table-cell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0]/3.6)^3*0.5*1.2*[.C10]" office:value-type="float" office:value="2.64660493827161" calcext:value-type="float">
            <text:p>2.6466049383</text:p>
          </table:table-cell>
          <table:table-cell table:formula="of:=[.B10]/3.6*[.F10]*9.80665*[.D10]" office:value-type="float" office:value="14.1869536666667" calcext:value-type="float">
            <text:p>14.1869536667</text:p>
          </table:table-cell>
          <table:table-cell table:formula="of:=[.B10]/3.6*[.F10]*9.80665*[.E10]/100" office:value-type="float" office:value="17.7336920833333" calcext:value-type="float">
            <text:p>17.7336920833</text:p>
          </table:table-cell>
          <table:table-cell table:formula="of:=[.G10]+[.H10]+[.I10]" office:value-type="float" office:value="34.5672506882716" calcext:value-type="float">
            <text:p>34.5672506883</text:p>
          </table:table-cell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1]/3.6)^3*0.5*1.2*[.C11]" office:value-type="float" office:value="3.95061728395062" calcext:value-type="float">
            <text:p>3.950617284</text:p>
          </table:table-cell>
          <table:table-cell table:formula="of:=[.B11]/3.6*[.F11]*9.80665*[.D11]" office:value-type="float" office:value="16.2136613333333" calcext:value-type="float">
            <text:p>16.2136613333</text:p>
          </table:table-cell>
          <table:table-cell table:formula="of:=[.B11]/3.6*[.F11]*9.80665*[.E11]/100" office:value-type="float" office:value="20.2670766666667" calcext:value-type="float">
            <text:p>20.2670766667</text:p>
          </table:table-cell>
          <table:table-cell table:formula="of:=[.G11]+[.H11]+[.I11]" office:value-type="float" office:value="40.4313552839506" calcext:value-type="float">
            <text:p>40.431355284</text:p>
          </table:table-cell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2]/3.6)^3*0.5*1.2*[.C12]" office:value-type="float" office:value="5.625" calcext:value-type="float">
            <text:p>5.625</text:p>
          </table:table-cell>
          <table:table-cell table:formula="of:=[.B12]/3.6*[.F12]*9.80665*[.D12]" office:value-type="float" office:value="18.240369" calcext:value-type="float">
            <text:p>18.240369</text:p>
          </table:table-cell>
          <table:table-cell table:formula="of:=[.B12]/3.6*[.F12]*9.80665*[.E12]/100" office:value-type="float" office:value="22.80046125" calcext:value-type="float">
            <text:p>22.80046125</text:p>
          </table:table-cell>
          <table:table-cell table:formula="of:=[.G12]+[.H12]+[.I12]" office:value-type="float" office:value="46.66583025" calcext:value-type="float">
            <text:p>46.66583025</text:p>
          </table:table-cell>
        </table:table-row>
        <table:table-row table:style-name="ro1">
          <table:table-cell/>
          <table:table-cell table:formula="of:=[.B12]+1"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3]/3.6)^3*0.5*1.2*[.C13]" office:value-type="float" office:value="7.71604938271605" calcext:value-type="float">
            <text:p>7.7160493827</text:p>
          </table:table-cell>
          <table:table-cell table:formula="of:=[.B13]/3.6*[.F13]*9.80665*[.D13]" office:value-type="float" office:value="20.2670766666667" calcext:value-type="float">
            <text:p>20.2670766667</text:p>
          </table:table-cell>
          <table:table-cell table:formula="of:=[.B13]/3.6*[.F13]*9.80665*[.E13]/100" office:value-type="float" office:value="25.3338458333333" calcext:value-type="float">
            <text:p>25.3338458333</text:p>
          </table:table-cell>
          <table:table-cell table:formula="of:=[.G13]+[.H13]+[.I13]" office:value-type="float" office:value="53.316971882716" calcext:value-type="float">
            <text:p>53.3169718827</text:p>
          </table:table-cell>
        </table:table-row>
        <table:table-row table:style-name="ro1">
          <table:table-cell/>
          <table:table-cell table:formula="of:=[.B13]+1"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4]/3.6)^3*0.5*1.2*[.C14]" office:value-type="float" office:value="10.2700617283951" calcext:value-type="float">
            <text:p>10.2700617284</text:p>
          </table:table-cell>
          <table:table-cell table:formula="of:=[.B14]/3.6*[.F14]*9.80665*[.D14]" office:value-type="float" office:value="22.2937843333333" calcext:value-type="float">
            <text:p>22.2937843333</text:p>
          </table:table-cell>
          <table:table-cell table:formula="of:=[.B14]/3.6*[.F14]*9.80665*[.E14]/100" office:value-type="float" office:value="27.8672304166667" calcext:value-type="float">
            <text:p>27.8672304167</text:p>
          </table:table-cell>
          <table:table-cell table:formula="of:=[.G14]+[.H14]+[.I14]" office:value-type="float" office:value="60.4310764783951" calcext:value-type="float">
            <text:p>60.4310764784</text:p>
          </table:table-cell>
        </table:table-row>
        <table:table-row table:style-name="ro1">
          <table:table-cell/>
          <table:table-cell table:formula="of:=[.B14]+1"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5]/3.6)^3*0.5*1.2*[.C15]" office:value-type="float" office:value="13.3333333333333" calcext:value-type="float">
            <text:p>13.3333333333</text:p>
          </table:table-cell>
          <table:table-cell table:formula="of:=[.B15]/3.6*[.F15]*9.80665*[.D15]" office:value-type="float" office:value="24.320492" calcext:value-type="float">
            <text:p>24.320492</text:p>
          </table:table-cell>
          <table:table-cell table:formula="of:=[.B15]/3.6*[.F15]*9.80665*[.E15]/100" office:value-type="float" office:value="30.400615" calcext:value-type="float">
            <text:p>30.400615</text:p>
          </table:table-cell>
          <table:table-cell table:formula="of:=[.G15]+[.H15]+[.I15]" office:value-type="float" office:value="68.0544403333333" calcext:value-type="float">
            <text:p>68.0544403333</text:p>
          </table:table-cell>
        </table:table-row>
        <table:table-row table:style-name="ro1">
          <table:table-cell/>
          <table:table-cell table:formula="of:=[.B15]+1"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6]/3.6)^3*0.5*1.2*[.C16]" office:value-type="float" office:value="16.9521604938272" calcext:value-type="float">
            <text:p>16.9521604938</text:p>
          </table:table-cell>
          <table:table-cell table:formula="of:=[.B16]/3.6*[.F16]*9.80665*[.D16]" office:value-type="float" office:value="26.3471996666667" calcext:value-type="float">
            <text:p>26.3471996667</text:p>
          </table:table-cell>
          <table:table-cell table:formula="of:=[.B16]/3.6*[.F16]*9.80665*[.E16]/100" office:value-type="float" office:value="32.9339995833333" calcext:value-type="float">
            <text:p>32.9339995833</text:p>
          </table:table-cell>
          <table:table-cell table:formula="of:=[.G16]+[.H16]+[.I16]" office:value-type="float" office:value="76.2333597438272" calcext:value-type="float">
            <text:p>76.2333597438</text:p>
          </table:table-cell>
        </table:table-row>
        <table:table-row table:style-name="ro1">
          <table:table-cell/>
          <table:table-cell table:formula="of:=[.B16]+1"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7]/3.6)^3*0.5*1.2*[.C17]" office:value-type="float" office:value="21.1728395061728" calcext:value-type="float">
            <text:p>21.1728395062</text:p>
          </table:table-cell>
          <table:table-cell table:formula="of:=[.B17]/3.6*[.F17]*9.80665*[.D17]" office:value-type="float" office:value="28.3739073333333" calcext:value-type="float">
            <text:p>28.3739073333</text:p>
          </table:table-cell>
          <table:table-cell table:formula="of:=[.B17]/3.6*[.F17]*9.80665*[.E17]/100" office:value-type="float" office:value="35.4673841666667" calcext:value-type="float">
            <text:p>35.4673841667</text:p>
          </table:table-cell>
          <table:table-cell table:formula="of:=[.G17]+[.H17]+[.I17]" office:value-type="float" office:value="85.0141310061728" calcext:value-type="float">
            <text:p>85.0141310062</text:p>
          </table:table-cell>
        </table:table-row>
        <table:table-row table:style-name="ro1">
          <table:table-cell/>
          <table:table-cell table:formula="of:=[.B17]+1"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8]/3.6)^3*0.5*1.2*[.C18]" office:value-type="float" office:value="26.0416666666667" calcext:value-type="float">
            <text:p>26.0416666667</text:p>
          </table:table-cell>
          <table:table-cell table:formula="of:=[.B18]/3.6*[.F18]*9.80665*[.D18]" office:value-type="float" office:value="30.400615" calcext:value-type="float">
            <text:p>30.400615</text:p>
          </table:table-cell>
          <table:table-cell table:formula="of:=[.B18]/3.6*[.F18]*9.80665*[.E18]/100" office:value-type="float" office:value="38.00076875" calcext:value-type="float">
            <text:p>38.00076875</text:p>
          </table:table-cell>
          <table:table-cell table:formula="of:=[.G18]+[.H18]+[.I18]" office:value-type="float" office:value="94.4430504166667" calcext:value-type="float">
            <text:p>94.4430504167</text:p>
          </table:table-cell>
        </table:table-row>
        <table:table-row table:style-name="ro1">
          <table:table-cell/>
          <table:table-cell table:formula="of:=[.B18]+1"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19]/3.6)^3*0.5*1.2*[.C19]" office:value-type="float" office:value="31.6049382716049" calcext:value-type="float">
            <text:p>31.6049382716</text:p>
          </table:table-cell>
          <table:table-cell table:formula="of:=[.B19]/3.6*[.F19]*9.80665*[.D19]" office:value-type="float" office:value="32.4273226666667" calcext:value-type="float">
            <text:p>32.4273226667</text:p>
          </table:table-cell>
          <table:table-cell table:formula="of:=[.B19]/3.6*[.F19]*9.80665*[.E19]/100" office:value-type="float" office:value="40.5341533333333" calcext:value-type="float">
            <text:p>40.5341533333</text:p>
          </table:table-cell>
          <table:table-cell table:formula="of:=[.G19]+[.H19]+[.I19]" office:value-type="float" office:value="104.566414271605" calcext:value-type="float">
            <text:p>104.5664142716</text:p>
          </table:table-cell>
        </table:table-row>
        <table:table-row table:style-name="ro1">
          <table:table-cell/>
          <table:table-cell table:formula="of:=[.B19]+1"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0]/3.6)^3*0.5*1.2*[.C20]" office:value-type="float" office:value="37.908950617284" calcext:value-type="float">
            <text:p>37.9089506173</text:p>
          </table:table-cell>
          <table:table-cell table:formula="of:=[.B20]/3.6*[.F20]*9.80665*[.D20]" office:value-type="float" office:value="34.4540303333333" calcext:value-type="float">
            <text:p>34.4540303333</text:p>
          </table:table-cell>
          <table:table-cell table:formula="of:=[.B20]/3.6*[.F20]*9.80665*[.E20]/100" office:value-type="float" office:value="43.0675379166667" calcext:value-type="float">
            <text:p>43.0675379167</text:p>
          </table:table-cell>
          <table:table-cell table:formula="of:=[.G20]+[.H20]+[.I20]" office:value-type="float" office:value="115.430518867284" calcext:value-type="float">
            <text:p>115.4305188673</text:p>
          </table:table-cell>
        </table:table-row>
        <table:table-row table:style-name="ro1">
          <table:table-cell/>
          <table:table-cell table:formula="of:=[.B20]+1"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1]/3.6)^3*0.5*1.2*[.C21]" office:value-type="float" office:value="45" calcext:value-type="float">
            <text:p>45</text:p>
          </table:table-cell>
          <table:table-cell table:formula="of:=[.B21]/3.6*[.F21]*9.80665*[.D21]" office:value-type="float" office:value="36.480738" calcext:value-type="float">
            <text:p>36.480738</text:p>
          </table:table-cell>
          <table:table-cell table:formula="of:=[.B21]/3.6*[.F21]*9.80665*[.E21]/100" office:value-type="float" office:value="45.6009225" calcext:value-type="float">
            <text:p>45.6009225</text:p>
          </table:table-cell>
          <table:table-cell table:formula="of:=[.G21]+[.H21]+[.I21]" office:value-type="float" office:value="127.0816605" calcext:value-type="float">
            <text:p>127.0816605</text:p>
          </table:table-cell>
        </table:table-row>
        <table:table-row table:style-name="ro1">
          <table:table-cell/>
          <table:table-cell table:formula="of:=[.B21]+1"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2]/3.6)^3*0.5*1.2*[.C22]" office:value-type="float" office:value="52.9243827160494" calcext:value-type="float">
            <text:p>52.924382716</text:p>
          </table:table-cell>
          <table:table-cell table:formula="of:=[.B22]/3.6*[.F22]*9.80665*[.D22]" office:value-type="float" office:value="38.5074456666667" calcext:value-type="float">
            <text:p>38.5074456667</text:p>
          </table:table-cell>
          <table:table-cell table:formula="of:=[.B22]/3.6*[.F22]*9.80665*[.E22]/100" office:value-type="float" office:value="48.1343070833333" calcext:value-type="float">
            <text:p>48.1343070833</text:p>
          </table:table-cell>
          <table:table-cell table:formula="of:=[.G22]+[.H22]+[.I22]" office:value-type="float" office:value="139.566135466049" calcext:value-type="float">
            <text:p>139.5661354661</text:p>
          </table:table-cell>
        </table:table-row>
        <table:table-row table:style-name="ro1">
          <table:table-cell/>
          <table:table-cell table:formula="of:=[.B22]+1"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3]/3.6)^3*0.5*1.2*[.C23]" office:value-type="float" office:value="61.7283950617284" calcext:value-type="float">
            <text:p>61.7283950617</text:p>
          </table:table-cell>
          <table:table-cell table:formula="of:=[.B23]/3.6*[.F23]*9.80665*[.D23]" office:value-type="float" office:value="40.5341533333333" calcext:value-type="float">
            <text:p>40.5341533333</text:p>
          </table:table-cell>
          <table:table-cell table:formula="of:=[.B23]/3.6*[.F23]*9.80665*[.E23]/100" office:value-type="float" office:value="50.6676916666667" calcext:value-type="float">
            <text:p>50.6676916667</text:p>
          </table:table-cell>
          <table:table-cell table:formula="of:=[.G23]+[.H23]+[.I23]" office:value-type="float" office:value="152.930240061728" calcext:value-type="float">
            <text:p>152.9302400617</text:p>
          </table:table-cell>
        </table:table-row>
        <table:table-row table:style-name="ro1">
          <table:table-cell/>
          <table:table-cell table:formula="of:=[.B23]+1" office:value-type="float" office:value="21" calcext:value-type="float">
            <text:p>21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4]/3.6)^3*0.5*1.2*[.C24]" office:value-type="float" office:value="71.4583333333333" calcext:value-type="float">
            <text:p>71.4583333333</text:p>
          </table:table-cell>
          <table:table-cell table:formula="of:=[.B24]/3.6*[.F24]*9.80665*[.D24]" office:value-type="float" office:value="42.560861" calcext:value-type="float">
            <text:p>42.560861</text:p>
          </table:table-cell>
          <table:table-cell table:formula="of:=[.B24]/3.6*[.F24]*9.80665*[.E24]/100" office:value-type="float" office:value="53.20107625" calcext:value-type="float">
            <text:p>53.20107625</text:p>
          </table:table-cell>
          <table:table-cell table:formula="of:=[.G24]+[.H24]+[.I24]" office:value-type="float" office:value="167.220270583333" calcext:value-type="float">
            <text:p>167.2202705833</text:p>
          </table:table-cell>
        </table:table-row>
        <table:table-row table:style-name="ro1">
          <table:table-cell/>
          <table:table-cell table:formula="of:=[.B24]+1"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5]/3.6)^3*0.5*1.2*[.C25]" office:value-type="float" office:value="82.1604938271605" calcext:value-type="float">
            <text:p>82.1604938272</text:p>
          </table:table-cell>
          <table:table-cell table:formula="of:=[.B25]/3.6*[.F25]*9.80665*[.D25]" office:value-type="float" office:value="44.5875686666667" calcext:value-type="float">
            <text:p>44.5875686667</text:p>
          </table:table-cell>
          <table:table-cell table:formula="of:=[.B25]/3.6*[.F25]*9.80665*[.E25]/100" office:value-type="float" office:value="55.7344608333333" calcext:value-type="float">
            <text:p>55.7344608333</text:p>
          </table:table-cell>
          <table:table-cell table:formula="of:=[.G25]+[.H25]+[.I25]" office:value-type="float" office:value="182.48252332716" calcext:value-type="float">
            <text:p>182.4825233272</text:p>
          </table:table-cell>
        </table:table-row>
        <table:table-row table:style-name="ro1">
          <table:table-cell/>
          <table:table-cell table:formula="of:=[.B25]+1"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6]/3.6)^3*0.5*1.2*[.C26]" office:value-type="float" office:value="93.8811728395062" calcext:value-type="float">
            <text:p>93.8811728395</text:p>
          </table:table-cell>
          <table:table-cell table:formula="of:=[.B26]/3.6*[.F26]*9.80665*[.D26]" office:value-type="float" office:value="46.6142763333333" calcext:value-type="float">
            <text:p>46.6142763333</text:p>
          </table:table-cell>
          <table:table-cell table:formula="of:=[.B26]/3.6*[.F26]*9.80665*[.E26]/100" office:value-type="float" office:value="58.2678454166667" calcext:value-type="float">
            <text:p>58.2678454167</text:p>
          </table:table-cell>
          <table:table-cell table:formula="of:=[.G26]+[.H26]+[.I26]" office:value-type="float" office:value="198.763294589506" calcext:value-type="float">
            <text:p>198.7632945895</text:p>
          </table:table-cell>
        </table:table-row>
        <table:table-row table:style-name="ro1">
          <table:table-cell/>
          <table:table-cell table:formula="of:=[.B26]+1"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7]/3.6)^3*0.5*1.2*[.C27]" office:value-type="float" office:value="106.666666666667" calcext:value-type="float">
            <text:p>106.6666666667</text:p>
          </table:table-cell>
          <table:table-cell table:formula="of:=[.B27]/3.6*[.F27]*9.80665*[.D27]" office:value-type="float" office:value="48.640984" calcext:value-type="float">
            <text:p>48.640984</text:p>
          </table:table-cell>
          <table:table-cell table:formula="of:=[.B27]/3.6*[.F27]*9.80665*[.E27]/100" office:value-type="float" office:value="60.80123" calcext:value-type="float">
            <text:p>60.80123</text:p>
          </table:table-cell>
          <table:table-cell table:formula="of:=[.G27]+[.H27]+[.I27]" office:value-type="float" office:value="216.108880666667" calcext:value-type="float">
            <text:p>216.1088806667</text:p>
          </table:table-cell>
        </table:table-row>
        <table:table-row table:style-name="ro1">
          <table:table-cell/>
          <table:table-cell table:formula="of:=[.B27]+1"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8]/3.6)^3*0.5*1.2*[.C28]" office:value-type="float" office:value="120.563271604938" calcext:value-type="float">
            <text:p>120.5632716049</text:p>
          </table:table-cell>
          <table:table-cell table:formula="of:=[.B28]/3.6*[.F28]*9.80665*[.D28]" office:value-type="float" office:value="50.6676916666667" calcext:value-type="float">
            <text:p>50.6676916667</text:p>
          </table:table-cell>
          <table:table-cell table:formula="of:=[.B28]/3.6*[.F28]*9.80665*[.E28]/100" office:value-type="float" office:value="63.3346145833333" calcext:value-type="float">
            <text:p>63.3346145833</text:p>
          </table:table-cell>
          <table:table-cell table:formula="of:=[.G28]+[.H28]+[.I28]" office:value-type="float" office:value="234.565577854938" calcext:value-type="float">
            <text:p>234.5655778549</text:p>
          </table:table-cell>
        </table:table-row>
        <table:table-row table:style-name="ro1">
          <table:table-cell/>
          <table:table-cell table:formula="of:=[.B28]+1" office:value-type="float" office:value="26" calcext:value-type="float">
            <text:p>26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29]/3.6)^3*0.5*1.2*[.C29]" office:value-type="float" office:value="135.617283950617" calcext:value-type="float">
            <text:p>135.6172839506</text:p>
          </table:table-cell>
          <table:table-cell table:formula="of:=[.B29]/3.6*[.F29]*9.80665*[.D29]" office:value-type="float" office:value="52.6943993333333" calcext:value-type="float">
            <text:p>52.6943993333</text:p>
          </table:table-cell>
          <table:table-cell table:formula="of:=[.B29]/3.6*[.F29]*9.80665*[.E29]/100" office:value-type="float" office:value="65.8679991666667" calcext:value-type="float">
            <text:p>65.8679991667</text:p>
          </table:table-cell>
          <table:table-cell table:formula="of:=[.G29]+[.H29]+[.I29]" office:value-type="float" office:value="254.179682450617" calcext:value-type="float">
            <text:p>254.1796824506</text:p>
          </table:table-cell>
        </table:table-row>
        <table:table-row table:style-name="ro1">
          <table:table-cell/>
          <table:table-cell table:formula="of:=[.B29]+1"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30]/3.6)^3*0.5*1.2*[.C30]" office:value-type="float" office:value="151.875" calcext:value-type="float">
            <text:p>151.875</text:p>
          </table:table-cell>
          <table:table-cell table:formula="of:=[.B30]/3.6*[.F30]*9.80665*[.D30]" office:value-type="float" office:value="54.721107" calcext:value-type="float">
            <text:p>54.721107</text:p>
          </table:table-cell>
          <table:table-cell table:formula="of:=[.B30]/3.6*[.F30]*9.80665*[.E30]/100" office:value-type="float" office:value="68.40138375" calcext:value-type="float">
            <text:p>68.40138375</text:p>
          </table:table-cell>
          <table:table-cell table:formula="of:=[.G30]+[.H30]+[.I30]" office:value-type="float" office:value="274.99749075" calcext:value-type="float">
            <text:p>274.99749075</text:p>
          </table:table-cell>
        </table:table-row>
        <table:table-row table:style-name="ro1">
          <table:table-cell/>
          <table:table-cell table:formula="of:=[.B30]+1"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31]/3.6)^3*0.5*1.2*[.C31]" office:value-type="float" office:value="169.382716049383" calcext:value-type="float">
            <text:p>169.3827160494</text:p>
          </table:table-cell>
          <table:table-cell table:formula="of:=[.B31]/3.6*[.F31]*9.80665*[.D31]" office:value-type="float" office:value="56.7478146666667" calcext:value-type="float">
            <text:p>56.7478146667</text:p>
          </table:table-cell>
          <table:table-cell table:formula="of:=[.B31]/3.6*[.F31]*9.80665*[.E31]/100" office:value-type="float" office:value="70.9347683333333" calcext:value-type="float">
            <text:p>70.9347683333</text:p>
          </table:table-cell>
          <table:table-cell table:formula="of:=[.G31]+[.H31]+[.I31]" office:value-type="float" office:value="297.065299049383" calcext:value-type="float">
            <text:p>297.0652990494</text:p>
          </table:table-cell>
        </table:table-row>
        <table:table-row table:style-name="ro1">
          <table:table-cell/>
          <table:table-cell table:formula="of:=[.B31]+1"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32]/3.6)^3*0.5*1.2*[.C32]" office:value-type="float" office:value="188.186728395062" calcext:value-type="float">
            <text:p>188.1867283951</text:p>
          </table:table-cell>
          <table:table-cell table:formula="of:=[.B32]/3.6*[.F32]*9.80665*[.D32]" office:value-type="float" office:value="58.7745223333333" calcext:value-type="float">
            <text:p>58.7745223333</text:p>
          </table:table-cell>
          <table:table-cell table:formula="of:=[.B32]/3.6*[.F32]*9.80665*[.E32]/100" office:value-type="float" office:value="73.4681529166667" calcext:value-type="float">
            <text:p>73.4681529167</text:p>
          </table:table-cell>
          <table:table-cell table:formula="of:=[.G32]+[.H32]+[.I32]" office:value-type="float" office:value="320.429403645062" calcext:value-type="float">
            <text:p>320.4294036451</text:p>
          </table:table-cell>
        </table:table-row>
        <table:table-row table:style-name="ro1">
          <table:table-cell/>
          <table:table-cell table:formula="of:=[.B32]+1"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([.B33]/3.6)^3*0.5*1.2*[.C33]" office:value-type="float" office:value="208.333333333333" calcext:value-type="float">
            <text:p>208.3333333333</text:p>
          </table:table-cell>
          <table:table-cell table:formula="of:=[.B33]/3.6*[.F33]*9.80665*[.D33]" office:value-type="float" office:value="60.80123" calcext:value-type="float">
            <text:p>60.80123</text:p>
          </table:table-cell>
          <table:table-cell table:formula="of:=[.B33]/3.6*[.F33]*9.80665*[.E33]/100" office:value-type="float" office:value="76.0015375" calcext:value-type="float">
            <text:p>76.0015375</text:p>
          </table:table-cell>
          <table:table-cell table:formula="of:=[.G33]+[.H33]+[.I33]" office:value-type="float" office:value="345.136100833333" calcext:value-type="float">
            <text:p>345.1361008333</text:p>
          </table:table-cell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.00.0000</text:date>, <text:time style:data-style-name="N2" text:time-value="0000-00-00T10:57:02.87985177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Schmidt</meta:initial-creator>
    <meta:creation-date>2018-09-30T09:56:39.019141936</meta:creation-date>
    <dc:date>2018-12-18T12:00:18.331191586</dc:date>
    <dc:creator>Theo Schmidt</dc:creator>
    <meta:editing-duration>PT9H28M10S</meta:editing-duration>
    <meta:editing-cycles>2</meta:editing-cycles>
    <meta:generator>LibreOffice/4.1.6.2$Linux_X86_64 LibreOffice_project/410m0$Build-2</meta:generator>
    <meta:document-statistic meta:table-count="2" meta:cell-count="27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3cm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" chart:origin="0" chart:reverse-direction="false" text:line-break="false" chart:link-data-style-to-source="false" chart:axis-position="1"/>
      <style:graphic-properties svg:stroke-width="0.03cm"/>
      <style:text-properties fo:font-size="8pt" style:font-size-asian="10pt" style:font-size-complex="10pt"/>
    </style:style>
    <style:style style:name="ch7" style:family="chart">
      <style:chart-properties chart:auto-position="true" style:rotation-angle="90"/>
      <style:text-properties fo:font-size="8pt" style:font-size-asian="9pt" style:font-size-complex="9pt"/>
    </style:style>
    <style:style style:name="ch8" style:family="chart" style:data-style-name="N0">
      <style:graphic-properties svg:stroke-width="0.05cm" draw:fill="hatch" draw:fill-color="#ff420e" draw:fill-hatch-name="Black_20_-45_20_Degrees" draw:opacity="50%" draw:opacity-name="" dr3d:edge-rounding="5%"/>
      <style:text-properties fo:font-size="10pt" style:font-size-asian="10pt" style:font-size-complex="10pt"/>
    </style:style>
    <style:style style:name="ch9" style:family="chart" style:data-style-name="N0">
      <style:graphic-properties svg:stroke-width="0.05cm" draw:fill="hatch" draw:fill-color="#ffd320" draw:fill-hatch-name="Black_20_45_20_Degrees" draw:opacity="50%" draw:opacity-name="" dr3d:edge-rounding="5%"/>
      <style:text-properties fo:font-size="10pt" style:font-size-asian="10pt" style:font-size-complex="10pt"/>
    </style:style>
    <style:style style:name="ch10" style:family="chart" style:data-style-name="N0">
      <style:graphic-properties svg:stroke-width="0.05cm" draw:fill="hatch" draw:fill-color="#004586" draw:fill-hatch-name="Black_20_90_20_Degrees" draw:opacity="50%" draw:opacity-name="" dr3d:edge-rounding="5%"/>
      <style:text-properties fo:font-size="10pt" style:font-size-asian="10pt" style:font-size-complex="10pt"/>
    </style:style>
    <style:style style:name="ch11" style:family="chart">
      <style:graphic-properties draw:stroke="solid" svg:stroke-width="0.03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39cm" svg:height="9.605cm" xlink:href=".." xlink:type="simple" chart:class="chart:area" chart:column-mapping="1 2 0" chart:style-name="ch1">
        <chart:plot-area chart:style-name="ch2" table:cell-range-address="Tabelle1.G3:Tabelle1.I33" chart:data-source-has-labels="row" svg:x="1.368cm" svg:y="0.941cm" svg:width="10.887cm" svg:height="6.727cm">
          <chartooo:coordinate-region svg:x="2.095cm" svg:y="1.101cm" svg:width="9.999cm" svg:height="5.999cm"/>
          <chart:axis chart:dimension="x" chart:name="primary-x" chart:style-name="ch3">
            <chart:title svg:x="5.979cm" svg:y="7.86cm" chart:style-name="ch4">
              <text:p>Speed, km/h</text:p>
            </chart:title>
          </chart:axis>
          <chart:axis chart:dimension="x" chart:name="secondary-x" chart:style-name="ch5"/>
          <chart:axis chart:dimension="y" chart:name="primary-y" chart:style-name="ch6">
            <chart:title svg:x="0.602cm" svg:y="4.977cm" chart:style-name="ch7">
              <text:p>Power, W</text:p>
            </chart:title>
          </chart:axis>
          <chart:series chart:style-name="ch8" chart:values-cell-range-address="Tabelle1.H4:Tabelle1.H33" chart:label-cell-address="Tabelle1.H3:Tabelle1.H3" chart:class="chart:area">
            <chart:data-point chart:repeated="30"/>
          </chart:series>
          <chart:series chart:style-name="ch9" chart:values-cell-range-address="Tabelle1.I4:Tabelle1.I33" chart:label-cell-address="Tabelle1.I3:Tabelle1.I3" chart:class="chart:area">
            <chart:data-point chart:repeated="30"/>
          </chart:series>
          <chart:series chart:style-name="ch10" chart:values-cell-range-address="Tabelle1.G4:Tabelle1.G33" chart:label-cell-address="Tabelle1.G3:Tabelle1.G3" chart:class="chart:area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R</text:p>
                <draw:g>
                  <svg:desc>Tabelle1.H3:Tabelle1.H3</svg:desc>
                </draw:g>
              </table:table-cell>
              <table:table-cell office:value-type="string">
                <text:p>P S</text:p>
                <draw:g>
                  <svg:desc>Tabelle1.I3:Tabelle1.I3</svg:desc>
                </draw:g>
              </table:table-cell>
              <table:table-cell office:value-type="string">
                <text:p>P A</text:p>
                <draw:g>
                  <svg:desc>Tabelle1.G3:Tabelle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2670766666667">
                <text:p>2.02670766666667</text:p>
                <draw:g>
                  <svg:desc>Tabelle1.H4:Tabelle1.H33</svg:desc>
                </draw:g>
              </table:table-cell>
              <table:table-cell office:value-type="float" office:value="2.53338458333333">
                <text:p>2.53338458333333</text:p>
                <draw:g>
                  <svg:desc>Tabelle1.I4:Tabelle1.I33</svg:desc>
                </draw:g>
              </table:table-cell>
              <table:table-cell office:value-type="float" office:value="0.00771604938271605">
                <text:p>0.00771604938271605</text:p>
                <draw:g>
                  <svg:desc>Tabelle1.G4:Tabelle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5341533333333">
                <text:p>4.05341533333333</text:p>
              </table:table-cell>
              <table:table-cell office:value-type="float" office:value="5.06676916666667">
                <text:p>5.06676916666667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80123">
                <text:p>6.080123</text:p>
              </table:table-cell>
              <table:table-cell office:value-type="float" office:value="7.60015375">
                <text:p>7.60015375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0683066666667">
                <text:p>8.10683066666667</text:p>
              </table:table-cell>
              <table:table-cell office:value-type="float" office:value="10.1335383333333">
                <text:p>10.1335383333333</text:p>
              </table:table-cell>
              <table:table-cell office:value-type="float" office:value="0.493827160493827">
                <text:p>0.4938271604938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335383333333">
                <text:p>10.1335383333333</text:p>
              </table:table-cell>
              <table:table-cell office:value-type="float" office:value="12.6669229166667">
                <text:p>12.6669229166667</text:p>
              </table:table-cell>
              <table:table-cell office:value-type="float" office:value="0.964506172839506">
                <text:p>0.964506172839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60246">
                <text:p>12.160246</text:p>
              </table:table-cell>
              <table:table-cell office:value-type="float" office:value="15.2003075">
                <text:p>15.2003075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1869536666667">
                <text:p>14.1869536666667</text:p>
              </table:table-cell>
              <table:table-cell office:value-type="float" office:value="17.7336920833333">
                <text:p>17.7336920833333</text:p>
              </table:table-cell>
              <table:table-cell office:value-type="float" office:value="2.64660493827161">
                <text:p>2.64660493827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2136613333333">
                <text:p>16.2136613333333</text:p>
              </table:table-cell>
              <table:table-cell office:value-type="float" office:value="20.2670766666667">
                <text:p>20.2670766666667</text:p>
              </table:table-cell>
              <table:table-cell office:value-type="float" office:value="3.95061728395062">
                <text:p>3.95061728395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240369">
                <text:p>18.240369</text:p>
              </table:table-cell>
              <table:table-cell office:value-type="float" office:value="22.80046125">
                <text:p>22.80046125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2670766666667">
                <text:p>20.2670766666667</text:p>
              </table:table-cell>
              <table:table-cell office:value-type="float" office:value="25.3338458333333">
                <text:p>25.3338458333333</text:p>
              </table:table-cell>
              <table:table-cell office:value-type="float" office:value="7.71604938271605">
                <text:p>7.71604938271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2937843333333">
                <text:p>22.2937843333333</text:p>
              </table:table-cell>
              <table:table-cell office:value-type="float" office:value="27.8672304166667">
                <text:p>27.8672304166667</text:p>
              </table:table-cell>
              <table:table-cell office:value-type="float" office:value="10.2700617283951">
                <text:p>10.2700617283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20492">
                <text:p>24.320492</text:p>
              </table:table-cell>
              <table:table-cell office:value-type="float" office:value="30.400615">
                <text:p>30.40061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3471996666667">
                <text:p>26.3471996666667</text:p>
              </table:table-cell>
              <table:table-cell office:value-type="float" office:value="32.9339995833333">
                <text:p>32.9339995833333</text:p>
              </table:table-cell>
              <table:table-cell office:value-type="float" office:value="16.9521604938272">
                <text:p>16.9521604938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3739073333333">
                <text:p>28.3739073333333</text:p>
              </table:table-cell>
              <table:table-cell office:value-type="float" office:value="35.4673841666667">
                <text:p>35.4673841666667</text:p>
              </table:table-cell>
              <table:table-cell office:value-type="float" office:value="21.1728395061728">
                <text:p>21.1728395061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400615">
                <text:p>30.400615</text:p>
              </table:table-cell>
              <table:table-cell office:value-type="float" office:value="38.00076875">
                <text:p>38.00076875</text:p>
              </table:table-cell>
              <table:table-cell office:value-type="float" office:value="26.0416666666667">
                <text:p>26.041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4273226666667">
                <text:p>32.4273226666667</text:p>
              </table:table-cell>
              <table:table-cell office:value-type="float" office:value="40.5341533333333">
                <text:p>40.5341533333333</text:p>
              </table:table-cell>
              <table:table-cell office:value-type="float" office:value="31.6049382716049">
                <text:p>31.60493827160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4540303333333">
                <text:p>34.4540303333333</text:p>
              </table:table-cell>
              <table:table-cell office:value-type="float" office:value="43.0675379166667">
                <text:p>43.0675379166667</text:p>
              </table:table-cell>
              <table:table-cell office:value-type="float" office:value="37.908950617284">
                <text:p>37.908950617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480738">
                <text:p>36.480738</text:p>
              </table:table-cell>
              <table:table-cell office:value-type="float" office:value="45.6009225">
                <text:p>45.60092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5074456666667">
                <text:p>38.5074456666667</text:p>
              </table:table-cell>
              <table:table-cell office:value-type="float" office:value="48.1343070833333">
                <text:p>48.1343070833333</text:p>
              </table:table-cell>
              <table:table-cell office:value-type="float" office:value="52.9243827160494">
                <text:p>52.9243827160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5341533333333">
                <text:p>40.5341533333333</text:p>
              </table:table-cell>
              <table:table-cell office:value-type="float" office:value="50.6676916666667">
                <text:p>50.6676916666667</text:p>
              </table:table-cell>
              <table:table-cell office:value-type="float" office:value="61.7283950617284">
                <text:p>61.7283950617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560861">
                <text:p>42.560861</text:p>
              </table:table-cell>
              <table:table-cell office:value-type="float" office:value="53.20107625">
                <text:p>53.20107625</text:p>
              </table:table-cell>
              <table:table-cell office:value-type="float" office:value="71.4583333333333">
                <text:p>71.458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5875686666667">
                <text:p>44.5875686666667</text:p>
              </table:table-cell>
              <table:table-cell office:value-type="float" office:value="55.7344608333333">
                <text:p>55.7344608333333</text:p>
              </table:table-cell>
              <table:table-cell office:value-type="float" office:value="82.1604938271605">
                <text:p>82.1604938271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6142763333333">
                <text:p>46.6142763333333</text:p>
              </table:table-cell>
              <table:table-cell office:value-type="float" office:value="58.2678454166667">
                <text:p>58.2678454166667</text:p>
              </table:table-cell>
              <table:table-cell office:value-type="float" office:value="93.8811728395062">
                <text:p>93.8811728395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640984">
                <text:p>48.640984</text:p>
              </table:table-cell>
              <table:table-cell office:value-type="float" office:value="60.80123">
                <text:p>60.80123</text:p>
              </table:table-cell>
              <table:table-cell office:value-type="float" office:value="106.666666666667">
                <text:p>106.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6676916666667">
                <text:p>50.6676916666667</text:p>
              </table:table-cell>
              <table:table-cell office:value-type="float" office:value="63.3346145833333">
                <text:p>63.3346145833333</text:p>
              </table:table-cell>
              <table:table-cell office:value-type="float" office:value="120.563271604938">
                <text:p>120.563271604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6943993333333">
                <text:p>52.6943993333333</text:p>
              </table:table-cell>
              <table:table-cell office:value-type="float" office:value="65.8679991666667">
                <text:p>65.8679991666667</text:p>
              </table:table-cell>
              <table:table-cell office:value-type="float" office:value="135.617283950617">
                <text:p>135.617283950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721107">
                <text:p>54.721107</text:p>
              </table:table-cell>
              <table:table-cell office:value-type="float" office:value="68.40138375">
                <text:p>68.40138375</text:p>
              </table:table-cell>
              <table:table-cell office:value-type="float" office:value="151.875">
                <text:p>151.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7478146666667">
                <text:p>56.7478146666667</text:p>
              </table:table-cell>
              <table:table-cell office:value-type="float" office:value="70.9347683333333">
                <text:p>70.9347683333333</text:p>
              </table:table-cell>
              <table:table-cell office:value-type="float" office:value="169.382716049383">
                <text:p>169.382716049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7745223333333">
                <text:p>58.7745223333333</text:p>
              </table:table-cell>
              <table:table-cell office:value-type="float" office:value="73.4681529166667">
                <text:p>73.4681529166667</text:p>
              </table:table-cell>
              <table:table-cell office:value-type="float" office:value="188.186728395062">
                <text:p>188.186728395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80123">
                <text:p>60.80123</text:p>
              </table:table-cell>
              <table:table-cell office:value-type="float" office:value="76.0015375">
                <text:p>76.0015375</text:p>
              </table:table-cell>
              <table:table-cell office:value-type="float" office:value="208.333333333333">
                <text:p>208.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